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4000003803C12F3CEE2C005A2.png" manifest:media-type="image/png"/>
  <manifest:file-entry manifest:full-path="Pictures/1008A7410000C67000007F781038A4F612777079.svg" manifest:media-type="image/svg+xml"/>
  <manifest:file-entry manifest:full-path="Pictures/1000020100000372000002370D6D131A33677681.png" manifest:media-type="image/png"/>
  <manifest:file-entry manifest:full-path="Pictures/1000000000000472000002FA60DE829DCCE8411D.png" manifest:media-type="image/png"/>
  <manifest:file-entry manifest:full-path="Pictures/10000000000006500000036CE9DEF219500FCE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2" svg:font-family="Helvetic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none" draw:fill="none" fo:min-height="1.0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3.168cm" svg:height="16.78cm" svg:x="-0.593cm" svg:y="1.513cm">
          <draw:image xlink:href="Pictures/1008A7410000C67000007F781038A4F612777079.svg" xlink:type="simple" xlink:show="embed" xlink:actuate="onLoad">
            <text:p/>
          </draw:image>
          <draw:image xlink:href="Pictures/1000020100000372000002370D6D131A33677681.png" xlink:type="simple" xlink:show="embed" xlink:actuate="onLoad"/>
        </draw:frame>
        <draw:frame draw:style-name="gr2" draw:text-style-name="P2" draw:layer="layout" svg:width="4.194cm" svg:height="1.639cm" svg:x="32.268cm" svg:y="2.232cm">
          <draw:text-box>
            <text:p><text:span text:style-name="T1">Wound</text:span></text:p>
          </draw:text-box>
        </draw:frame>
        <draw:frame draw:style-name="gr3" draw:text-style-name="P2" draw:layer="layout" svg:width="2.657cm" svg:height="1.021cm" svg:x="32.268cm" svg:y="4.065cm">
          <draw:text-box>
            <text:p><text:span text:style-name="T1">Vein</text:span></text:p>
          </draw:text-box>
        </draw:frame>
        <draw:frame draw:style-name="gr4" draw:text-style-name="P2" draw:layer="layout" svg:width="3.548cm" svg:height="2.334cm" svg:x="32.268cm" svg:y="6.346cm">
          <draw:text-box>
            <text:p><text:span text:style-name="T1">Artery</text:span></text:p>
            <text:p><text:span text:style-name="T1"/></text:p>
          </draw:text-box>
        </draw:frame>
        <draw:frame draw:style-name="gr3" draw:text-style-name="P2" draw:layer="layout" svg:width="2.657cm" svg:height="1.021cm" svg:x="32.268cm" svg:y="8.384cm">
          <draw:text-box>
            <text:p><text:span text:style-name="T1">Heart</text:span></text:p>
          </draw:text-box>
        </draw:frame>
        <draw:frame draw:style-name="gr2" draw:text-style-name="P2" draw:layer="layout" svg:width="3.226cm" svg:height="1.639cm" svg:x="32.268cm" svg:y="10.666cm">
          <draw:text-box>
            <text:p><text:span text:style-name="T1">Kidney</text:span></text:p>
          </draw:text-box>
        </draw:frame>
        <draw:frame draw:style-name="gr2" draw:text-style-name="P2" draw:layer="layout" svg:width="3.226cm" svg:height="1.639cm" svg:x="32.268cm" svg:y="12.486cm">
          <draw:text-box>
            <text:p><text:span text:style-name="T1">Lungs</text:span></text:p>
          </draw:text-box>
        </draw:frame>
        <draw:frame draw:style-name="gr3" draw:text-style-name="P2" draw:layer="layout" svg:width="2.657cm" svg:height="1.021cm" svg:x="32.268cm" svg:y="14.487cm">
          <draw:text-box>
            <text:p><text:span text:style-name="T1">Liver</text:span></text:p>
          </draw:text-box>
        </draw:frame>
        <draw:frame draw:style-name="gr3" draw:text-style-name="P2" draw:layer="layout" svg:width="2.657cm" svg:height="1.021cm" svg:x="32.268cm" svg:y="16.787cm">
          <draw:text-box>
            <text:p><text:span text:style-name="T1">Bulk</text:span></text:p>
          </draw:text-box>
        </draw:frame>
        <draw:frame draw:style-name="gr5" draw:text-style-name="P2" draw:layer="layout" svg:width="2.657cm" svg:height="1.161cm" svg:x="0.391cm" svg:y="0.508cm">
          <draw:text-box>
            <text:p><text:span text:style-name="T1">FII</text:span></text:p>
          </draw:text-box>
        </draw:frame>
        <draw:frame draw:style-name="gr2" draw:text-style-name="P2" draw:layer="layout" svg:width="3.481cm" svg:height="1.639cm" svg:x="24.902cm" svg:y="0.509cm">
          <draw:text-box>
            <text:p><text:span text:style-name="T1">Trigger</text:span></text:p>
          </draw:text-box>
        </draw:frame>
        <draw:frame draw:style-name="gr5" draw:text-style-name="P2" draw:layer="layout" svg:width="2.657cm" svg:height="1.161cm" svg:x="20.838cm" svg:y="0.509cm">
          <draw:text-box>
            <text:p><text:span text:style-name="T1">TM</text:span></text:p>
          </draw:text-box>
        </draw:frame>
        <draw:frame draw:style-name="gr5" draw:text-style-name="P2" draw:layer="layout" svg:width="2.657cm" svg:height="1.161cm" svg:x="16.774cm" svg:y="0.509cm">
          <draw:text-box>
            <text:p><text:span text:style-name="T1">ATIII</text:span></text:p>
          </draw:text-box>
        </draw:frame>
        <draw:frame draw:style-name="gr5" draw:text-style-name="P2" draw:layer="layout" svg:width="2.657cm" svg:height="1.161cm" svg:x="12.71cm" svg:y="0.51cm">
          <draw:text-box>
            <text:p><text:span text:style-name="T1">APC</text:span></text:p>
          </draw:text-box>
        </draw:frame>
        <draw:frame draw:style-name="gr5" draw:text-style-name="P2" draw:layer="layout" svg:width="2.657cm" svg:height="1.161cm" svg:x="8.646cm" svg:y="0.511cm">
          <draw:text-box>
            <text:p><text:span text:style-name="T1">PC</text:span></text:p>
          </draw:text-box>
        </draw:frame>
        <draw:frame draw:style-name="gr5" draw:text-style-name="P2" draw:layer="layout" svg:width="2.657cm" svg:height="1.161cm" svg:x="4.709cm" svg:y="0.509cm">
          <draw:text-box>
            <text:p><text:span text:style-name="T1">FIIa</text:span></text:p>
          </draw:text-box>
        </draw:frame>
        <draw:frame draw:style-name="gr2" draw:text-style-name="P2" draw:layer="layout" svg:width="3.481cm" svg:height="1.639cm" svg:x="29.042cm" svg:y="0.508cm">
          <draw:text-box>
            <text:p><text:span text:style-name="T1">Volum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4.194cm" svg:height="1.639cm" svg:x="30.556cm" svg:y="1.778cm">
          <draw:text-box>
            <text:p><text:span text:style-name="T1">Wound</text:span></text:p>
          </draw:text-box>
        </draw:frame>
        <draw:frame draw:style-name="gr3" draw:text-style-name="P2" draw:layer="layout" svg:width="2.657cm" svg:height="1.021cm" svg:x="30.556cm" svg:y="4.318cm">
          <draw:text-box>
            <text:p><text:span text:style-name="T1">Vein</text:span></text:p>
          </draw:text-box>
        </draw:frame>
        <draw:frame draw:style-name="gr4" draw:text-style-name="P2" draw:layer="layout" svg:width="3.548cm" svg:height="2.334cm" svg:x="30.556cm" svg:y="6.858cm">
          <draw:text-box>
            <text:p><text:span text:style-name="T1">Artery</text:span></text:p>
            <text:p><text:span text:style-name="T1"/></text:p>
          </draw:text-box>
        </draw:frame>
        <draw:frame draw:style-name="gr3" draw:text-style-name="P2" draw:layer="layout" svg:width="2.657cm" svg:height="1.021cm" svg:x="30.556cm" svg:y="9.395cm">
          <draw:text-box>
            <text:p><text:span text:style-name="T1">Heart</text:span></text:p>
          </draw:text-box>
        </draw:frame>
        <draw:frame draw:style-name="gr2" draw:text-style-name="P2" draw:layer="layout" svg:width="3.226cm" svg:height="1.639cm" svg:x="30.556cm" svg:y="11.315cm">
          <draw:text-box>
            <text:p><text:span text:style-name="T1">Kidney</text:span></text:p>
          </draw:text-box>
        </draw:frame>
        <draw:frame draw:style-name="gr2" draw:text-style-name="P2" draw:layer="layout" svg:width="3.226cm" svg:height="1.639cm" svg:x="30.556cm" svg:y="13.737cm">
          <draw:text-box>
            <text:p><text:span text:style-name="T1">Lungs</text:span></text:p>
          </draw:text-box>
        </draw:frame>
        <draw:frame draw:style-name="gr3" draw:text-style-name="P2" draw:layer="layout" svg:width="2.657cm" svg:height="1.021cm" svg:x="30.556cm" svg:y="16.109cm">
          <draw:text-box>
            <text:p><text:span text:style-name="T1">Liver</text:span></text:p>
          </draw:text-box>
        </draw:frame>
        <draw:frame draw:style-name="gr3" draw:text-style-name="P2" draw:layer="layout" svg:width="2.657cm" svg:height="1.021cm" svg:x="30.556cm" svg:y="18.655cm">
          <draw:text-box>
            <text:p><text:span text:style-name="T1">Bulk</text:span></text:p>
          </draw:text-box>
        </draw:frame>
        <draw:frame draw:style-name="gr5" draw:text-style-name="P2" draw:layer="layout" svg:width="2.657cm" svg:height="1.161cm" svg:x="3.439cm" svg:y="0.762cm">
          <draw:text-box>
            <text:p><text:span text:style-name="T1">FII</text:span></text:p>
          </draw:text-box>
        </draw:frame>
        <draw:frame draw:style-name="gr2" draw:text-style-name="P2" draw:layer="layout" svg:width="3.481cm" svg:height="1.639cm" svg:x="24.003cm" svg:y="0.509cm">
          <draw:text-box>
            <text:p><text:span text:style-name="T1">Trigger</text:span></text:p>
          </draw:text-box>
        </draw:frame>
        <draw:frame draw:style-name="gr5" draw:text-style-name="P2" draw:layer="layout" svg:width="2.657cm" svg:height="1.161cm" svg:x="20.904cm" svg:y="0.509cm">
          <draw:text-box>
            <text:p><text:span text:style-name="T1">TM</text:span></text:p>
          </draw:text-box>
        </draw:frame>
        <draw:frame draw:style-name="gr5" draw:text-style-name="P2" draw:layer="layout" svg:width="2.657cm" svg:height="1.161cm" svg:x="17.078cm" svg:y="0.509cm">
          <draw:text-box>
            <text:p><text:span text:style-name="T1">ATIII</text:span></text:p>
          </draw:text-box>
        </draw:frame>
        <draw:frame draw:style-name="gr5" draw:text-style-name="P2" draw:layer="layout" svg:width="2.657cm" svg:height="1.161cm" svg:x="13.716cm" svg:y="0.617cm">
          <draw:text-box>
            <text:p><text:span text:style-name="T1">APC</text:span></text:p>
          </draw:text-box>
        </draw:frame>
        <draw:frame draw:style-name="gr7" draw:text-style-name="P2" draw:layer="layout" svg:width="2.657cm" svg:height="1.164cm" svg:x="10.595cm" svg:y="0.617cm">
          <draw:text-box>
            <text:p><text:span text:style-name="T1">PC</text:span></text:p>
          </draw:text-box>
        </draw:frame>
        <draw:frame draw:style-name="gr8" draw:text-style-name="P2" draw:layer="layout" svg:width="2.657cm" svg:height="1.016cm" svg:x="7.099cm" svg:y="0.762cm">
          <draw:text-box>
            <text:p><text:span text:style-name="T1">FIIa</text:span></text:p>
          </draw:text-box>
        </draw:frame>
        <draw:frame draw:style-name="gr2" draw:text-style-name="P2" draw:layer="layout" svg:width="3.481cm" svg:height="1.639cm" svg:x="27.507cm" svg:y="0.508cm">
          <draw:text-box>
            <text:p><text:span text:style-name="T1">Volume</text:span></text:p>
          </draw:text-box>
        </draw:frame>
        <draw:frame draw:style-name="gr1" draw:text-style-name="P1" draw:layer="layout" svg:width="27.71cm" svg:height="18.554cm" svg:x="2.74cm" svg:y="1.532cm">
          <draw:image xlink:href="Pictures/1000000000000472000002FA60DE829DCCE8411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30.6cm" svg:height="16.587cm" svg:x="0.015cm" svg:y="3.556cm">
          <draw:image xlink:href="Pictures/10000000000006500000036CE9DEF219500FCE3B.png" xlink:type="simple" xlink:show="embed" xlink:actuate="onLoad">
            <text:p/>
          </draw:image>
        </draw:frame>
        <draw:frame draw:style-name="gr9" draw:text-style-name="P4" draw:layer="layout" svg:width="2.794cm" svg:height="1.27cm" svg:x="27.432cm" svg:y="2.54cm">
          <draw:text-box>
            <text:p><text:span text:style-name="T1">Volume</text:span></text:p>
          </draw:text-box>
        </draw:frame>
        <draw:frame draw:style-name="gr9" draw:text-style-name="P4" draw:layer="layout" svg:width="2.794cm" svg:height="1.27cm" svg:x="24.232cm" svg:y="2.54cm">
          <draw:text-box>
            <text:p><text:span text:style-name="T1">Trigger</text:span></text:p>
          </draw:text-box>
        </draw:frame>
        <draw:frame draw:style-name="gr9" draw:text-style-name="P4" draw:layer="layout" svg:width="2.794cm" svg:height="1.27cm" svg:x="19.932cm" svg:y="2.54cm">
          <draw:text-box>
            <text:p><text:span text:style-name="T1">TM</text:span></text:p>
          </draw:text-box>
        </draw:frame>
        <draw:frame draw:style-name="gr9" draw:text-style-name="P4" draw:layer="layout" svg:width="2.794cm" svg:height="1.27cm" svg:x="16.132cm" svg:y="2.54cm">
          <draw:text-box>
            <text:p><text:span text:style-name="T1">ATIII</text:span></text:p>
          </draw:text-box>
        </draw:frame>
        <draw:frame draw:style-name="gr9" draw:text-style-name="P4" draw:layer="layout" svg:width="2.794cm" svg:height="1.27cm" svg:x="12.332cm" svg:y="2.54cm">
          <draw:text-box>
            <text:p><text:span text:style-name="T1">APC</text:span></text:p>
          </draw:text-box>
        </draw:frame>
        <draw:frame draw:style-name="gr9" draw:text-style-name="P4" draw:layer="layout" svg:width="2.794cm" svg:height="1.27cm" svg:x="8.532cm" svg:y="2.54cm">
          <draw:text-box>
            <text:p><text:span text:style-name="T1">PC</text:span></text:p>
          </draw:text-box>
        </draw:frame>
        <draw:frame draw:style-name="gr9" draw:text-style-name="P4" draw:layer="layout" svg:width="2.794cm" svg:height="1.27cm" svg:x="1.032cm" svg:y="2.54cm">
          <draw:text-box>
            <text:p><text:span text:style-name="T1">FII</text:span></text:p>
          </draw:text-box>
        </draw:frame>
        <draw:frame draw:style-name="gr9" draw:text-style-name="P4" draw:layer="layout" svg:width="2.794cm" svg:height="1.27cm" svg:x="4.832cm" svg:y="2.54cm">
          <draw:text-box>
            <text:p><text:span text:style-name="T1">FIIa</text:span></text:p>
          </draw:text-box>
        </draw:frame>
        <draw:frame draw:style-name="gr9" draw:text-style-name="P4" draw:layer="layout" svg:width="2.794cm" svg:height="1.27cm" svg:x="30.732cm" svg:y="3.84cm">
          <draw:text-box>
            <text:p><text:span text:style-name="T1">Vein</text:span></text:p>
          </draw:text-box>
        </draw:frame>
        <draw:frame draw:style-name="gr9" draw:text-style-name="P4" draw:layer="layout" svg:width="2.794cm" svg:height="1.27cm" svg:x="30.732cm" svg:y="6.14cm">
          <draw:text-box>
            <text:p><text:span text:style-name="T1">Heart</text:span></text:p>
          </draw:text-box>
        </draw:frame>
        <draw:frame draw:style-name="gr9" draw:text-style-name="P4" draw:layer="layout" svg:width="2.794cm" svg:height="1.27cm" svg:x="30.732cm" svg:y="8.04cm">
          <draw:text-box>
            <text:p><text:span text:style-name="T1">Lungs</text:span></text:p>
          </draw:text-box>
        </draw:frame>
        <draw:frame draw:style-name="gr9" draw:text-style-name="P4" draw:layer="layout" svg:width="2.794cm" svg:height="1.27cm" svg:x="30.732cm" svg:y="10.24cm">
          <draw:text-box>
            <text:p><text:span text:style-name="T1">Artery</text:span></text:p>
          </draw:text-box>
        </draw:frame>
        <draw:frame draw:style-name="gr9" draw:text-style-name="P4" draw:layer="layout" svg:width="2.794cm" svg:height="1.27cm" svg:x="30.732cm" svg:y="12.44cm">
          <draw:text-box>
            <text:p><text:span text:style-name="T1">Kidney</text:span></text:p>
          </draw:text-box>
        </draw:frame>
        <draw:frame draw:style-name="gr9" draw:text-style-name="P4" draw:layer="layout" svg:width="2.794cm" svg:height="1.27cm" svg:x="30.732cm" svg:y="14.44cm">
          <draw:text-box>
            <text:p><text:span text:style-name="T1">Liver</text:span></text:p>
          </draw:text-box>
        </draw:frame>
        <draw:frame draw:style-name="gr9" draw:text-style-name="P4" draw:layer="layout" svg:width="2.794cm" svg:height="1.27cm" svg:x="30.732cm" svg:y="16.44cm">
          <draw:text-box>
            <text:p><text:span text:style-name="T1">Bulk</text:span></text:p>
          </draw:text-box>
        </draw:frame>
        <draw:frame draw:style-name="gr9" draw:text-style-name="P4" draw:layer="layout" svg:width="2.794cm" svg:height="1.27cm" svg:x="30.732cm" svg:y="18.64cm">
          <draw:text-box>
            <text:p><text:span text:style-name="T1">Woun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9" draw:text-style-name="P4" draw:layer="layout" svg:width="2.794cm" svg:height="1.27cm" svg:x="27.432cm" svg:y="2.54cm">
          <draw:text-box>
            <text:p><text:span text:style-name="T1">Volume</text:span></text:p>
          </draw:text-box>
        </draw:frame>
        <draw:frame draw:style-name="gr9" draw:text-style-name="P4" draw:layer="layout" svg:width="2.794cm" svg:height="1.27cm" svg:x="24.232cm" svg:y="2.54cm">
          <draw:text-box>
            <text:p><text:span text:style-name="T1">Trigger</text:span></text:p>
          </draw:text-box>
        </draw:frame>
        <draw:frame draw:style-name="gr9" draw:text-style-name="P4" draw:layer="layout" svg:width="2.794cm" svg:height="1.27cm" svg:x="19.932cm" svg:y="2.54cm">
          <draw:text-box>
            <text:p><text:span text:style-name="T1">TM</text:span></text:p>
          </draw:text-box>
        </draw:frame>
        <draw:frame draw:style-name="gr9" draw:text-style-name="P4" draw:layer="layout" svg:width="2.794cm" svg:height="1.27cm" svg:x="16.132cm" svg:y="2.54cm">
          <draw:text-box>
            <text:p><text:span text:style-name="T1">ATIII</text:span></text:p>
          </draw:text-box>
        </draw:frame>
        <draw:frame draw:style-name="gr9" draw:text-style-name="P4" draw:layer="layout" svg:width="2.794cm" svg:height="1.27cm" svg:x="12.332cm" svg:y="2.54cm">
          <draw:text-box>
            <text:p><text:span text:style-name="T1">APC</text:span></text:p>
          </draw:text-box>
        </draw:frame>
        <draw:frame draw:style-name="gr9" draw:text-style-name="P4" draw:layer="layout" svg:width="2.794cm" svg:height="1.27cm" svg:x="8.532cm" svg:y="2.54cm">
          <draw:text-box>
            <text:p><text:span text:style-name="T1">PC</text:span></text:p>
          </draw:text-box>
        </draw:frame>
        <draw:frame draw:style-name="gr9" draw:text-style-name="P4" draw:layer="layout" svg:width="2.794cm" svg:height="1.27cm" svg:x="1.032cm" svg:y="2.54cm">
          <draw:text-box>
            <text:p><text:span text:style-name="T1">FII</text:span></text:p>
          </draw:text-box>
        </draw:frame>
        <draw:frame draw:style-name="gr9" draw:text-style-name="P4" draw:layer="layout" svg:width="2.794cm" svg:height="1.27cm" svg:x="4.832cm" svg:y="2.54cm">
          <draw:text-box>
            <text:p><text:span text:style-name="T1">FIIa</text:span></text:p>
          </draw:text-box>
        </draw:frame>
        <draw:frame draw:style-name="gr9" draw:text-style-name="P4" draw:layer="layout" svg:width="2.794cm" svg:height="1.27cm" svg:x="30.732cm" svg:y="3.84cm">
          <draw:text-box>
            <text:p><text:span text:style-name="T1">Vein</text:span></text:p>
          </draw:text-box>
        </draw:frame>
        <draw:frame draw:style-name="gr9" draw:text-style-name="P4" draw:layer="layout" svg:width="2.794cm" svg:height="1.27cm" svg:x="30.732cm" svg:y="6.14cm">
          <draw:text-box>
            <text:p><text:span text:style-name="T1">Heart</text:span></text:p>
          </draw:text-box>
        </draw:frame>
        <draw:frame draw:style-name="gr9" draw:text-style-name="P4" draw:layer="layout" svg:width="2.794cm" svg:height="1.27cm" svg:x="30.732cm" svg:y="8.04cm">
          <draw:text-box>
            <text:p><text:span text:style-name="T1">Lungs</text:span></text:p>
          </draw:text-box>
        </draw:frame>
        <draw:frame draw:style-name="gr9" draw:text-style-name="P4" draw:layer="layout" svg:width="2.794cm" svg:height="1.27cm" svg:x="30.732cm" svg:y="10.24cm">
          <draw:text-box>
            <text:p><text:span text:style-name="T1">Artery</text:span></text:p>
          </draw:text-box>
        </draw:frame>
        <draw:frame draw:style-name="gr9" draw:text-style-name="P4" draw:layer="layout" svg:width="2.794cm" svg:height="1.27cm" svg:x="30.732cm" svg:y="12.44cm">
          <draw:text-box>
            <text:p><text:span text:style-name="T1">Kidney</text:span></text:p>
          </draw:text-box>
        </draw:frame>
        <draw:frame draw:style-name="gr9" draw:text-style-name="P4" draw:layer="layout" svg:width="2.794cm" svg:height="1.27cm" svg:x="30.732cm" svg:y="14.44cm">
          <draw:text-box>
            <text:p><text:span text:style-name="T1">Liver</text:span></text:p>
          </draw:text-box>
        </draw:frame>
        <draw:frame draw:style-name="gr9" draw:text-style-name="P4" draw:layer="layout" svg:width="2.794cm" svg:height="1.27cm" svg:x="30.732cm" svg:y="16.44cm">
          <draw:text-box>
            <text:p><text:span text:style-name="T1">Bulk</text:span></text:p>
          </draw:text-box>
        </draw:frame>
        <draw:frame draw:style-name="gr9" draw:text-style-name="P4" draw:layer="layout" svg:width="2.794cm" svg:height="1.27cm" svg:x="30.732cm" svg:y="18.64cm">
          <draw:text-box>
            <text:p><text:span text:style-name="T1">Wound</text:span></text:p>
          </draw:text-box>
        </draw:frame>
        <draw:frame draw:style-name="gr1" draw:text-style-name="P1" draw:layer="layout" svg:width="30.019cm" svg:height="16.44cm" svg:x="0.104cm" svg:y="3.626cm">
          <draw:image xlink:href="Pictures/1000000000000664000003803C12F3CEE2C005A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2" draw:layer="layout" svg:width="4.194cm" svg:height="1.639cm" svg:x="32.268cm" svg:y="2.232cm">
          <draw:text-box>
            <text:p><text:span text:style-name="T1">Wound</text:span></text:p>
          </draw:text-box>
        </draw:frame>
        <draw:frame draw:style-name="gr3" draw:text-style-name="P2" draw:layer="layout" svg:width="2.657cm" svg:height="1.021cm" svg:x="32.268cm" svg:y="4.065cm">
          <draw:text-box>
            <text:p><text:span text:style-name="T1">Vein</text:span></text:p>
          </draw:text-box>
        </draw:frame>
        <draw:frame draw:style-name="gr4" draw:text-style-name="P2" draw:layer="layout" svg:width="3.548cm" svg:height="2.334cm" svg:x="32.268cm" svg:y="6.346cm">
          <draw:text-box>
            <text:p><text:span text:style-name="T1">Artery</text:span></text:p>
            <text:p><text:span text:style-name="T1"/></text:p>
          </draw:text-box>
        </draw:frame>
        <draw:frame draw:style-name="gr3" draw:text-style-name="P2" draw:layer="layout" svg:width="2.657cm" svg:height="1.021cm" svg:x="32.268cm" svg:y="8.384cm">
          <draw:text-box>
            <text:p><text:span text:style-name="T1">Heart</text:span></text:p>
          </draw:text-box>
        </draw:frame>
        <draw:frame draw:style-name="gr2" draw:text-style-name="P2" draw:layer="layout" svg:width="3.226cm" svg:height="1.639cm" svg:x="32.268cm" svg:y="10.666cm">
          <draw:text-box>
            <text:p><text:span text:style-name="T1">Kidney</text:span></text:p>
          </draw:text-box>
        </draw:frame>
        <draw:frame draw:style-name="gr2" draw:text-style-name="P2" draw:layer="layout" svg:width="3.226cm" svg:height="1.639cm" svg:x="32.268cm" svg:y="12.486cm">
          <draw:text-box>
            <text:p><text:span text:style-name="T1">Lungs</text:span></text:p>
          </draw:text-box>
        </draw:frame>
        <draw:frame draw:style-name="gr3" draw:text-style-name="P2" draw:layer="layout" svg:width="2.657cm" svg:height="1.021cm" svg:x="32.268cm" svg:y="14.487cm">
          <draw:text-box>
            <text:p><text:span text:style-name="T1">Liver</text:span></text:p>
          </draw:text-box>
        </draw:frame>
        <draw:frame draw:style-name="gr3" draw:text-style-name="P2" draw:layer="layout" svg:width="2.657cm" svg:height="1.021cm" svg:x="32.268cm" svg:y="16.787cm">
          <draw:text-box>
            <text:p><text:span text:style-name="T1">Bulk</text:span></text:p>
          </draw:text-box>
        </draw:frame>
        <draw:frame draw:style-name="gr5" draw:text-style-name="P2" draw:layer="layout" svg:width="2.657cm" svg:height="1.161cm" svg:x="0.391cm" svg:y="0.508cm">
          <draw:text-box>
            <text:p><text:span text:style-name="T1">FII</text:span></text:p>
          </draw:text-box>
        </draw:frame>
        <draw:frame draw:style-name="gr2" draw:text-style-name="P2" draw:layer="layout" svg:width="3.481cm" svg:height="1.639cm" svg:x="24.902cm" svg:y="0.509cm">
          <draw:text-box>
            <text:p><text:span text:style-name="T1">Trigger</text:span></text:p>
          </draw:text-box>
        </draw:frame>
        <draw:frame draw:style-name="gr5" draw:text-style-name="P2" draw:layer="layout" svg:width="2.657cm" svg:height="1.161cm" svg:x="20.838cm" svg:y="0.509cm">
          <draw:text-box>
            <text:p><text:span text:style-name="T1">TM</text:span></text:p>
          </draw:text-box>
        </draw:frame>
        <draw:frame draw:style-name="gr5" draw:text-style-name="P2" draw:layer="layout" svg:width="2.657cm" svg:height="1.161cm" svg:x="16.774cm" svg:y="0.509cm">
          <draw:text-box>
            <text:p><text:span text:style-name="T1">ATIII</text:span></text:p>
          </draw:text-box>
        </draw:frame>
        <draw:frame draw:style-name="gr5" draw:text-style-name="P2" draw:layer="layout" svg:width="2.657cm" svg:height="1.161cm" svg:x="12.71cm" svg:y="0.51cm">
          <draw:text-box>
            <text:p><text:span text:style-name="T1">APC</text:span></text:p>
          </draw:text-box>
        </draw:frame>
        <draw:frame draw:style-name="gr5" draw:text-style-name="P2" draw:layer="layout" svg:width="2.657cm" svg:height="1.161cm" svg:x="8.646cm" svg:y="0.511cm">
          <draw:text-box>
            <text:p><text:span text:style-name="T1">PC</text:span></text:p>
          </draw:text-box>
        </draw:frame>
        <draw:frame draw:style-name="gr5" draw:text-style-name="P2" draw:layer="layout" svg:width="2.657cm" svg:height="1.161cm" svg:x="4.709cm" svg:y="0.509cm">
          <draw:text-box>
            <text:p><text:span text:style-name="T1">FIIa</text:span></text:p>
          </draw:text-box>
        </draw:frame>
        <draw:frame draw:style-name="gr2" draw:text-style-name="P2" draw:layer="layout" svg:width="3.481cm" svg:height="1.639cm" svg:x="29.042cm" svg:y="0.508cm">
          <draw:text-box>
            <text:p><text:span text:style-name="T1">Volum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2" svg:font-family="Helvetic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elvetica2" fo:font-family="Helvetica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489cm" svg:x="1cm" svg:y="3.176cm"/>
      <draw:page-thumbnail draw:layer="backgroundobjects" svg:width="9.294cm" svg:height="5.489cm" svg:x="1cm" svg:y="11.224cm"/>
      <draw:page-thumbnail draw:layer="backgroundobjects" svg:width="9.294cm" svg:height="5.489cm" svg:x="1cm" svg:y="19.272cm"/>
      <draw:page-thumbnail draw:layer="backgroundobjects" svg:width="9.294cm" svg:height="5.489cm" svg:x="11.295cm" svg:y="3.176cm"/>
      <draw:page-thumbnail draw:layer="backgroundobjects" svg:width="9.294cm" svg:height="5.489cm" svg:x="11.295cm" svg:y="11.224cm"/>
      <draw:page-thumbnail draw:layer="backgroundobjects" svg:width="9.294cm" svg:height="5.489cm" svg:x="11.295cm" svg:y="19.272cm"/>
    </style:handout-master>
    <style:master-page style:name="Default" style:page-layout-name="PM1" draw:style-name="Mdp1">
      <draw:frame presentation:style-name="Default-title" draw:layer="backgroundobjects" svg:width="32.003cm" svg:height="3.507cm" svg:x="1.778cm" svg:y="0.837cm" presentation:class="title" presentation:placeholder="true">
        <draw:text-box/>
      </draw:frame>
      <draw:frame presentation:style-name="Default-outline1" draw:layer="backgroundobjects" svg:width="32.003cm" svg:height="12.182cm" svg:x="1.778cm" svg:y="4.915cm" presentation:class="outline" presentation:placeholder="true">
        <draw:text-box/>
      </draw:frame>
      <draw:frame presentation:style-name="Mpr1" draw:text-style-name="MP2" draw:layer="backgroundobjects" svg:width="8.284cm" svg:height="1.448cm" svg:x="1.778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448cm" svg:x="12.161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4cm" svg:height="1.448cm" svg:x="25.496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0:09:16.361999645</meta:creation-date>
    <dc:date>2016-07-13T12:25:56.260850423</dc:date>
    <meta:editing-duration>PT31M36S</meta:editing-duration>
    <meta:editing-cycles>6</meta:editing-cycles>
    <meta:generator>LibreOffice/5.1.4.2$Linux_X86_64 LibreOffice_project/10m0$Build-2</meta:generator>
    <meta:document-statistic meta:object-count="115"/>
  </office:meta>
</office:document-meta>
</file>